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ead48" officeooo:paragraph-rsid="00428067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1fbe41" officeooo:paragraph-rsid="005192ac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officeooo:rsid="0020aa19" officeooo:paragraph-rsid="00523391"/>
    </style:style>
    <style:style style:name="P18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9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0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1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2" style:family="paragraph" style:parent-style-name="Standard">
      <style:text-properties officeooo:rsid="00225636" officeooo:paragraph-rsid="00225636"/>
    </style:style>
    <style:style style:name="P23" style:family="paragraph" style:parent-style-name="Standard">
      <style:text-properties officeooo:rsid="00225636" officeooo:paragraph-rsid="00523391"/>
    </style:style>
    <style:style style:name="P24" style:family="paragraph" style:parent-style-name="Standard">
      <style:text-properties officeooo:rsid="00256bd6" officeooo:paragraph-rsid="00256bd6"/>
    </style:style>
    <style:style style:name="P25" style:family="paragraph" style:parent-style-name="Standard">
      <style:text-properties officeooo:rsid="00256bd6" officeooo:paragraph-rsid="00533d9d"/>
    </style:style>
    <style:style style:name="P26" style:family="paragraph" style:parent-style-name="Standard">
      <style:text-properties officeooo:rsid="00256bd6" officeooo:paragraph-rsid="0053b8c4"/>
    </style:style>
    <style:style style:name="P27" style:family="paragraph" style:parent-style-name="Standard">
      <style:text-properties officeooo:rsid="00256bd6" officeooo:paragraph-rsid="0058bb84"/>
    </style:style>
    <style:style style:name="P28" style:family="paragraph" style:parent-style-name="Standard">
      <style:text-properties officeooo:paragraph-rsid="00256bd6"/>
    </style:style>
    <style:style style:name="P29" style:family="paragraph" style:parent-style-name="Standard">
      <style:text-properties officeooo:rsid="0025d184" officeooo:paragraph-rsid="0025d184"/>
    </style:style>
    <style:style style:name="P30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31" style:family="paragraph" style:parent-style-name="Standard">
      <style:text-properties officeooo:rsid="0025d184" officeooo:paragraph-rsid="002b8001"/>
    </style:style>
    <style:style style:name="P32" style:family="paragraph" style:parent-style-name="Standard">
      <style:text-properties style:font-name="Courier New" officeooo:rsid="0025d184" officeooo:paragraph-rsid="0025d184"/>
    </style:style>
    <style:style style:name="P33" style:family="paragraph" style:parent-style-name="Standard">
      <style:text-properties style:font-name="Courier New" officeooo:rsid="004c2670" officeooo:paragraph-rsid="004e90b2"/>
    </style:style>
    <style:style style:name="P34" style:family="paragraph" style:parent-style-name="Standard">
      <style:text-properties officeooo:rsid="002b8001" officeooo:paragraph-rsid="002b8001"/>
    </style:style>
    <style:style style:name="P35" style:family="paragraph" style:parent-style-name="Standard">
      <style:text-properties officeooo:rsid="002b8001" officeooo:paragraph-rsid="001cf9eb"/>
    </style:style>
    <style:style style:name="P36" style:family="paragraph" style:parent-style-name="Standard">
      <style:text-properties officeooo:rsid="002b8001" officeooo:paragraph-rsid="002f309f"/>
    </style:style>
    <style:style style:name="P37" style:family="paragraph" style:parent-style-name="Standard">
      <style:text-properties officeooo:paragraph-rsid="002b8001"/>
    </style:style>
    <style:style style:name="P38" style:family="paragraph" style:parent-style-name="Standard">
      <style:text-properties fo:color="#ff0000" officeooo:rsid="002b8001" officeooo:paragraph-rsid="0025d184"/>
    </style:style>
    <style:style style:name="P39" style:family="paragraph" style:parent-style-name="Standard">
      <style:text-properties officeooo:rsid="002cf89b" officeooo:paragraph-rsid="002cf89b"/>
    </style:style>
    <style:style style:name="P40" style:family="paragraph" style:parent-style-name="Standard">
      <style:text-properties officeooo:rsid="002f309f" officeooo:paragraph-rsid="002f309f"/>
    </style:style>
    <style:style style:name="P41" style:family="paragraph" style:parent-style-name="Standard">
      <style:text-properties officeooo:rsid="0031a066" officeooo:paragraph-rsid="0031a066"/>
    </style:style>
    <style:style style:name="P42" style:family="paragraph" style:parent-style-name="Standard">
      <style:text-properties officeooo:rsid="00338cf8" officeooo:paragraph-rsid="00338cf8"/>
    </style:style>
    <style:style style:name="P43" style:family="paragraph" style:parent-style-name="Standard">
      <style:text-properties officeooo:rsid="004471c4" officeooo:paragraph-rsid="004471c4"/>
    </style:style>
    <style:style style:name="P44" style:family="paragraph" style:parent-style-name="Standard">
      <style:text-properties style:font-name="Arial1"/>
    </style:style>
    <style:style style:name="P45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7" style:family="paragraph" style:parent-style-name="Standard">
      <style:text-properties style:font-name="Arial1" fo:font-weight="normal" officeooo:rsid="00256bd6" officeooo:paragraph-rsid="0053b8c4" style:font-weight-asian="normal" style:font-weight-complex="normal"/>
    </style:style>
    <style:style style:name="P48" style:family="paragraph" style:parent-style-name="Standard">
      <style:text-properties style:font-name="Arial1" officeooo:rsid="00533d9d" officeooo:paragraph-rsid="00533d9d"/>
    </style:style>
    <style:style style:name="P49" style:family="paragraph" style:parent-style-name="Standard">
      <style:text-properties style:font-name="Arial1" officeooo:rsid="0053b8c4" officeooo:paragraph-rsid="0053b8c4"/>
    </style:style>
    <style:style style:name="P50" style:family="paragraph" style:parent-style-name="Standard">
      <style:text-properties style:font-name="Arial1" officeooo:rsid="005192ac" officeooo:paragraph-rsid="005192ac"/>
    </style:style>
    <style:style style:name="P51" style:family="paragraph" style:parent-style-name="Standard">
      <style:text-properties style:font-name="Arial1" officeooo:rsid="00594c81" officeooo:paragraph-rsid="00594c81"/>
    </style:style>
    <style:style style:name="P52" style:family="paragraph" style:parent-style-name="Standard">
      <style:text-properties style:text-underline-style="none" officeooo:rsid="004471c4" officeooo:paragraph-rsid="004471c4"/>
    </style:style>
    <style:style style:name="P53" style:family="paragraph" style:parent-style-name="Standard">
      <style:text-properties style:text-underline-style="none" officeooo:rsid="004a69d5" officeooo:paragraph-rsid="004a69d5"/>
    </style:style>
    <style:style style:name="P54" style:family="paragraph" style:parent-style-name="Standard">
      <style:text-properties officeooo:rsid="004c2670" officeooo:paragraph-rsid="004e90b2"/>
    </style:style>
    <style:style style:name="P55" style:family="paragraph" style:parent-style-name="Standard">
      <style:text-properties officeooo:rsid="004d3698" officeooo:paragraph-rsid="00523391"/>
    </style:style>
    <style:style style:name="P56" style:family="paragraph" style:parent-style-name="Standard">
      <style:text-properties officeooo:rsid="004d3698" officeooo:paragraph-rsid="004f45a2"/>
    </style:style>
    <style:style style:name="P57" style:family="paragraph" style:parent-style-name="Standard">
      <style:text-properties officeooo:rsid="004f3308" officeooo:paragraph-rsid="004f3308"/>
    </style:style>
    <style:style style:name="P58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59" style:family="paragraph" style:parent-style-name="Standard">
      <style:text-properties officeooo:rsid="004f3308" officeooo:paragraph-rsid="00523391"/>
    </style:style>
    <style:style style:name="P60" style:family="paragraph" style:parent-style-name="Standard">
      <style:text-properties officeooo:rsid="004f45a2" officeooo:paragraph-rsid="004f45a2"/>
    </style:style>
    <style:style style:name="P61" style:family="paragraph" style:parent-style-name="Standard">
      <style:text-properties officeooo:rsid="004f45a2" officeooo:paragraph-rsid="00523391"/>
    </style:style>
    <style:style style:name="P62" style:family="paragraph" style:parent-style-name="Standard">
      <style:text-properties officeooo:rsid="004f45a2" officeooo:paragraph-rsid="00532fcf"/>
    </style:style>
    <style:style style:name="P63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64" style:family="paragraph" style:parent-style-name="Standard">
      <style:text-properties officeooo:rsid="005192ac" officeooo:paragraph-rsid="005192ac"/>
    </style:style>
    <style:style style:name="P65" style:family="paragraph" style:parent-style-name="Standard">
      <style:text-properties officeooo:rsid="00532fcf" officeooo:paragraph-rsid="00565ee7"/>
    </style:style>
    <style:style style:name="P66" style:family="paragraph" style:parent-style-name="Standard">
      <style:text-properties officeooo:rsid="00533d9d" officeooo:paragraph-rsid="00533d9d"/>
    </style:style>
    <style:style style:name="P67" style:family="paragraph" style:parent-style-name="Standard">
      <style:text-properties style:font-name="Times New Roman1"/>
    </style:style>
    <style:style style:name="P68" style:family="paragraph" style:parent-style-name="Standard">
      <style:text-properties style:font-name="Times New Roman1" officeooo:rsid="00533d9d" officeooo:paragraph-rsid="00533d9d"/>
    </style:style>
    <style:style style:name="P69" style:family="paragraph" style:parent-style-name="Standard">
      <style:text-properties officeooo:paragraph-rsid="0053b8c4"/>
    </style:style>
    <style:style style:name="P70" style:family="paragraph" style:parent-style-name="Standard">
      <style:text-properties officeooo:rsid="0053b8c4" officeooo:paragraph-rsid="0053b8c4"/>
    </style:style>
    <style:style style:name="P71" style:family="paragraph" style:parent-style-name="Standard">
      <style:text-properties officeooo:rsid="00594c81" officeooo:paragraph-rsid="00594c81"/>
    </style:style>
    <style:style style:name="P72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73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74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75" style:family="paragraph" style:parent-style-name="Text_20_body">
      <style:text-properties officeooo:rsid="003900ce" officeooo:paragraph-rsid="003900ce"/>
    </style:style>
    <style:style style:name="P76" style:family="paragraph" style:parent-style-name="Text_20_body">
      <style:text-properties officeooo:rsid="003900ce" officeooo:paragraph-rsid="004159b3"/>
    </style:style>
    <style:style style:name="P77" style:family="paragraph" style:parent-style-name="Text_20_body">
      <style:text-properties officeooo:rsid="003af04a" officeooo:paragraph-rsid="003af04a"/>
    </style:style>
    <style:style style:name="P78" style:family="paragraph" style:parent-style-name="Text_20_body">
      <style:text-properties officeooo:rsid="003af04a" officeooo:paragraph-rsid="004159b3"/>
    </style:style>
    <style:style style:name="P79" style:family="paragraph" style:parent-style-name="Text_20_body">
      <style:text-properties officeooo:rsid="003af04a" officeooo:paragraph-rsid="00428067"/>
    </style:style>
    <style:style style:name="P80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81" style:family="paragraph" style:parent-style-name="Text_20_body">
      <style:text-properties officeooo:rsid="003d8076" officeooo:paragraph-rsid="003d8076"/>
    </style:style>
    <style:style style:name="P82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83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84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85" style:family="paragraph" style:parent-style-name="Text_20_body">
      <style:text-properties style:font-name="Courier New" officeooo:rsid="004c2670" officeooo:paragraph-rsid="004e90b2"/>
    </style:style>
    <style:style style:name="P86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87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88" style:family="paragraph" style:parent-style-name="Text_20_body">
      <style:text-properties officeooo:rsid="0041bc50" officeooo:paragraph-rsid="0041bc50"/>
    </style:style>
    <style:style style:name="P89" style:family="paragraph" style:parent-style-name="Text_20_body">
      <style:text-properties officeooo:rsid="00428067" officeooo:paragraph-rsid="00428067"/>
    </style:style>
    <style:style style:name="P90" style:family="paragraph" style:parent-style-name="Text_20_body">
      <style:text-properties officeooo:rsid="00428067" officeooo:paragraph-rsid="004e90b2"/>
    </style:style>
    <style:style style:name="P91" style:family="paragraph" style:parent-style-name="Text_20_body">
      <style:text-properties officeooo:rsid="0048907d" officeooo:paragraph-rsid="004a69d5"/>
    </style:style>
    <style:style style:name="P92" style:family="paragraph" style:parent-style-name="Text_20_body">
      <style:text-properties officeooo:rsid="0048907d" officeooo:paragraph-rsid="004e90b2"/>
    </style:style>
    <style:style style:name="P93" style:family="paragraph" style:parent-style-name="Text_20_body">
      <style:text-properties officeooo:rsid="004e90b2" officeooo:paragraph-rsid="004e90b2"/>
    </style:style>
    <style:style style:name="P94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95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96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97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98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99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100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101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102" style:family="paragraph" style:parent-style-name="Standard" style:list-style-name="L3">
      <style:text-properties officeooo:rsid="0031a066" officeooo:paragraph-rsid="0031a066"/>
    </style:style>
    <style:style style:name="P103" style:family="paragraph" style:parent-style-name="Standard" style:list-style-name="L3">
      <style:text-properties officeooo:rsid="00339d7b" officeooo:paragraph-rsid="00339d7b"/>
    </style:style>
    <style:style style:name="P104" style:family="paragraph" style:parent-style-name="Standard" style:list-style-name="L4">
      <style:text-properties officeooo:rsid="0035557b" officeooo:paragraph-rsid="0035557b"/>
    </style:style>
    <style:style style:name="P105" style:family="paragraph" style:parent-style-name="Standard" style:list-style-name="L5">
      <style:text-properties officeooo:rsid="0035557b" officeooo:paragraph-rsid="0035557b"/>
    </style:style>
    <style:style style:name="P106" style:family="paragraph" style:parent-style-name="Standard" style:list-style-name="">
      <style:text-properties officeooo:rsid="00256bd6" officeooo:paragraph-rsid="00533d9d"/>
    </style:style>
    <style:style style:name="P107" style:family="paragraph" style:parent-style-name="Standard">
      <style:text-properties style:font-name="Times New Roman1" officeooo:rsid="00533d9d" officeooo:paragraph-rsid="00533d9d"/>
    </style:style>
    <style:style style:name="P108" style:family="paragraph" style:parent-style-name="Standard">
      <style:text-properties style:font-name="Times New Roman1" officeooo:rsid="005b174a" officeooo:paragraph-rsid="005b174a"/>
    </style:style>
    <style:style style:name="P109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110" style:family="paragraph" style:parent-style-name="Text_20_body" style:list-style-name="L6">
      <style:text-properties officeooo:rsid="003af04a" officeooo:paragraph-rsid="003af04a"/>
    </style:style>
    <style:style style:name="P111" style:family="paragraph" style:parent-style-name="Text_20_body" style:list-style-name="L6">
      <style:text-properties officeooo:rsid="003af04a" officeooo:paragraph-rsid="003e4915"/>
    </style:style>
    <style:style style:name="P112" style:family="paragraph" style:parent-style-name="Text_20_body" style:list-style-name="L7">
      <style:text-properties officeooo:rsid="003af04a" officeooo:paragraph-rsid="003af04a"/>
    </style:style>
    <style:style style:name="P113" style:family="paragraph" style:parent-style-name="Text_20_body" style:list-style-name="L8">
      <style:text-properties officeooo:rsid="003af04a" officeooo:paragraph-rsid="004159b3"/>
    </style:style>
    <style:style style:name="P114" style:family="paragraph" style:parent-style-name="Text_20_body" style:list-style-name="L9">
      <style:text-properties officeooo:rsid="003af04a" officeooo:paragraph-rsid="004159b3"/>
    </style:style>
    <style:style style:name="P115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16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17" style:family="paragraph" style:parent-style-name="Text_20_body" style:list-style-name="L8">
      <style:text-properties officeooo:paragraph-rsid="004159b3"/>
    </style:style>
    <style:style style:name="P118" style:family="paragraph" style:parent-style-name="Text_20_body" style:list-style-name="L10">
      <style:text-properties officeooo:rsid="003b1fa7" officeooo:paragraph-rsid="004159b3"/>
    </style:style>
    <style:style style:name="P119" style:family="paragraph" style:parent-style-name="Text_20_body" style:list-style-name="L11" style:master-page-name="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style:page-number="auto" fo:background-color="transparent"/>
      <style:text-properties officeooo:rsid="00532807" officeooo:paragraph-rsid="00532807"/>
    </style:style>
    <style:style style:name="P120" style:family="paragraph" style:parent-style-name="Text_20_body" style:list-style-name="L11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fo:background-color="transparent"/>
      <style:text-properties officeooo:rsid="00532807" officeooo:paragraph-rsid="00532807"/>
    </style:style>
    <style:style style:name="P121" style:family="paragraph" style:parent-style-name="Heading_20_3">
      <style:text-properties officeooo:rsid="002b8001" officeooo:paragraph-rsid="002b8001"/>
    </style:style>
    <style:style style:name="P122" style:family="paragraph" style:parent-style-name="Heading_20_1" style:list-style-name=""/>
    <style:style style:name="P123" style:family="paragraph" style:parent-style-name="Heading_20_1">
      <style:text-properties officeooo:rsid="003900ce" officeooo:paragraph-rsid="003900ce"/>
    </style:style>
    <style:style style:name="P124" style:family="paragraph" style:parent-style-name="Heading_20_1">
      <style:text-properties officeooo:rsid="004159b3" officeooo:paragraph-rsid="004159b3"/>
    </style:style>
    <style:style style:name="P125" style:family="paragraph" style:parent-style-name="Heading_20_1">
      <style:text-properties officeooo:rsid="00428067" officeooo:paragraph-rsid="00428067"/>
    </style:style>
    <style:style style:name="P126" style:family="paragraph" style:parent-style-name="Heading_20_1">
      <style:text-properties officeooo:rsid="00523391" officeooo:paragraph-rsid="00523391"/>
    </style:style>
    <style:style style:name="P127" style:family="paragraph" style:parent-style-name="Heading_20_1">
      <style:text-properties officeooo:rsid="00533d9d" officeooo:paragraph-rsid="00533d9d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30" style:family="paragraph">
      <style:paragraph-properties fo:text-align="center"/>
    </style:style>
    <style:style style:name="P131" style:family="paragraph">
      <loext:graphic-properties draw:fill="none" draw:fill-color="#ffffff"/>
      <style:text-properties style:font-name="Arial1"/>
    </style:style>
    <style:style style:name="P132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cf9eb"/>
    </style:style>
    <style:style style:name="T3" style:family="text">
      <style:text-properties officeooo:rsid="00256bd6"/>
    </style:style>
    <style:style style:name="T4" style:family="text">
      <style:text-properties officeooo:rsid="0025b45d"/>
    </style:style>
    <style:style style:name="T5" style:family="text">
      <style:text-properties officeooo:rsid="0025d18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officeooo:rsid="0048907d"/>
    </style:style>
    <style:style style:name="T10" style:family="text">
      <style:text-properties style:font-name="Liberation Mono" officeooo:rsid="004a69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officeooo:rsid="00268660"/>
    </style:style>
    <style:style style:name="T25" style:family="text">
      <style:text-properties officeooo:rsid="00277f04"/>
    </style:style>
    <style:style style:name="T26" style:family="text">
      <style:text-properties officeooo:rsid="002854b9"/>
    </style:style>
    <style:style style:name="T27" style:family="text">
      <style:text-properties officeooo:rsid="0029d5b6"/>
    </style:style>
    <style:style style:name="T28" style:family="text">
      <style:text-properties fo:color="#ff0000" officeooo:rsid="0029d5b6"/>
    </style:style>
    <style:style style:name="T29" style:family="text">
      <style:text-properties fo:color="#ff0000" officeooo:rsid="002b8001"/>
    </style:style>
    <style:style style:name="T30" style:family="text">
      <style:text-properties officeooo:rsid="002b8001"/>
    </style:style>
    <style:style style:name="T31" style:family="text">
      <style:text-properties officeooo:rsid="002cf89b"/>
    </style:style>
    <style:style style:name="T32" style:family="text">
      <style:text-properties officeooo:rsid="002e1dc9"/>
    </style:style>
    <style:style style:name="T33" style:family="text">
      <style:text-properties officeooo:rsid="002eec37"/>
    </style:style>
    <style:style style:name="T34" style:family="text">
      <style:text-properties officeooo:rsid="002f309f"/>
    </style:style>
    <style:style style:name="T35" style:family="text">
      <style:text-properties officeooo:rsid="002ff8d0"/>
    </style:style>
    <style:style style:name="T36" style:family="text">
      <style:text-properties officeooo:rsid="00338cf8"/>
    </style:style>
    <style:style style:name="T37" style:family="text">
      <style:text-properties officeooo:rsid="00339d7b"/>
    </style:style>
    <style:style style:name="T38" style:family="text">
      <style:text-properties officeooo:rsid="0035ea0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8907d" style:font-weight-asian="bold" style:font-weight-complex="bold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4a69d5"/>
    </style:style>
    <style:style style:name="T43" style:family="text">
      <style:text-properties style:font-name="Arial1"/>
    </style:style>
    <style:style style:name="T44" style:family="text">
      <style:text-properties style:font-name="Arial1" fo:font-style="normal" style:text-underline-style="none" style:font-style-asian="normal" style:font-style-complex="normal"/>
    </style:style>
    <style:style style:name="T45" style:family="text">
      <style:text-properties style:font-name="Arial1" fo:font-style="normal" style:font-style-asian="normal" style:font-style-complex="normal"/>
    </style:style>
    <style:style style:name="T46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italic" style:font-style-asian="italic" style:font-style-complex="italic"/>
    </style:style>
    <style:style style:name="T49" style:family="text">
      <style:text-properties style:font-name="Arial1" officeooo:rsid="004e90b2"/>
    </style:style>
    <style:style style:name="T50" style:family="text">
      <style:text-properties style:font-name="Arial1" officeooo:rsid="00533d9d"/>
    </style:style>
    <style:style style:name="T51" style:family="text">
      <style:text-properties style:font-name="Arial1" officeooo:rsid="00541b19"/>
    </style:style>
    <style:style style:name="T52" style:family="text">
      <style:text-properties officeooo:rsid="003e4915"/>
    </style:style>
    <style:style style:name="T53" style:family="text">
      <style:text-properties officeooo:rsid="004159b3"/>
    </style:style>
    <style:style style:name="T54" style:family="text">
      <style:text-properties officeooo:rsid="0041bc50"/>
    </style:style>
    <style:style style:name="T55" style:family="text">
      <style:text-properties officeooo:rsid="004471c4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532fcf"/>
    </style:style>
    <style:style style:name="T58" style:family="text">
      <style:text-properties style:text-underline-style="none" fo:font-weight="bold" style:font-weight-asian="bold" style:font-weight-complex="bold"/>
    </style:style>
    <style:style style:name="T59" style:family="text">
      <style:text-properties officeooo:rsid="00452e81"/>
    </style:style>
    <style:style style:name="T60" style:family="text">
      <style:text-properties officeooo:rsid="0048907d"/>
    </style:style>
    <style:style style:name="T61" style:family="text">
      <style:text-properties fo:font-weight="normal" officeooo:rsid="0048907d" style:font-weight-asian="normal" style:font-weight-complex="normal"/>
    </style:style>
    <style:style style:name="T62" style:family="text">
      <style:text-properties officeooo:rsid="004a69d5"/>
    </style:style>
    <style:style style:name="T63" style:family="text">
      <style:text-properties officeooo:rsid="004c2670"/>
    </style:style>
    <style:style style:name="T64" style:family="text">
      <style:text-properties officeooo:rsid="004e90b2"/>
    </style:style>
    <style:style style:name="T65" style:family="text">
      <style:text-properties officeooo:rsid="00523391"/>
    </style:style>
    <style:style style:name="T66" style:family="text">
      <style:text-properties officeooo:rsid="00532fcf"/>
    </style:style>
    <style:style style:name="T67" style:family="text">
      <style:text-properties officeooo:rsid="00533d9d"/>
    </style:style>
    <style:style style:name="T68" style:family="text">
      <style:text-properties officeooo:rsid="0053b8c4"/>
    </style:style>
    <style:style style:name="T69" style:family="text">
      <style:text-properties officeooo:rsid="00541b19"/>
    </style:style>
    <style:style style:name="T70" style:family="text">
      <style:text-properties officeooo:rsid="005565a7"/>
    </style:style>
    <style:style style:name="T71" style:family="text">
      <style:text-properties officeooo:rsid="0058bb84"/>
    </style:style>
    <style:style style:name="T72" style:family="text">
      <style:text-properties officeooo:rsid="0059f663"/>
    </style:style>
    <style:style style:name="T73" style:family="text">
      <style:text-properties officeooo:rsid="005a24c4"/>
    </style:style>
    <style:style style:name="T74" style:family="text">
      <style:text-properties officeooo:rsid="005b174a"/>
    </style:style>
    <style:style style:name="T75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8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5">introduction/</text:span></text:p>
      <text:p text:style-name="P5"><text:tab/><text:span text:style-name="T5">How course material is organized </text:span></text:p>
      <text:p text:style-name="P31"><text:tab/><text:tab/>- each topic is a link to summary and study plan</text:p>
      <text:p text:style-name="P5"><text:tab/><text:tab/>- <text:span text:style-name="T30">schedule is approximate, so you know in advance what you'll do &amp; learn</text:span></text:p>
      <text:p text:style-name="P4"><text:tab/><text:span text:style-name="T24">Introduce TAs</text:span></text:p>
      <text:p text:style-name="P2"><text:tab/><text:span text:style-name="T5">Jomzaap slides</text:span></text:p>
      <text:p text:style-name="P29">2. Questions <text:span text:style-name="T24">about course</text:span>?</text:p>
      <text:p text:style-name="P29"><text:span text:style-name="T25">3</text:span>. <text:span text:style-name="T27">Review results of Online Learning Platform </text:span>Survey</text:p>
      <text:p text:style-name="P29"><text:tab/><text:span text:style-name="T30">students prefer Google Classroom, Google Meet, and either Google Drive or github.io for material</text:span></text:p>
      <text:p text:style-name="P29"><text:tab/><text:span text:style-name="T30">prefer Youtube for video content</text:span></text:p>
      <text:p text:style-name="P29">4. Introduction to Software Process</text:p>
      <text:p text:style-name="P29"><text:tab/>https://cpske.github.io/ISP/software-process/</text:p>
      <text:p text:style-name="P34">5. Describe Software Process assignment</text:p>
      <text:p text:style-name="P34"><text:tab/>- you must read either Summerville (default) or Schach (2 chapters, more detail)</text:p>
      <text:h text:style-name="Heading_20_3" text:outline-level="3">Exercise <text:span text:style-name="T5">(20 minutes)</text:span></text:h>
      <text:p text:style-name="P29">1. Write a one page description of a process you use. <text:s/>Submit to Google Docs.</text:p>
      <text:p text:style-name="P29"><text:s text:c="5"/>File Name: <text:s text:c="3"/><text:span text:style-name="T6">[</text:span><text:span text:style-name="T7">Subject Name</text:span><text:span text:style-name="T6">] - [</text:span><text:span text:style-name="T7">first name</text:span><text:span text:style-name="T6">]</text:span></text:p>
      <text:p text:style-name="P29"><text:s text:c="5"/>Example: <text:s text:c="6"/><text:span text:style-name="T7">Wash A Car - Fatalai</text:span></text:p>
      <text:p text:style-name="P29"><text:s text:c="5"/>The process description should look like this.</text:p>
      <text:p text:style-name="P29"><text:s text:c="6"/>Activity should have a short, descriptive name, like "<text:span text:style-name="T11">Configure Version Control</text:span>".</text:p>
      <text:p text:style-name="P29"><text:s text:c="6"/>Task should have a brief description, like "<text:span text:style-name="T11">Create new repository on Github</text:span>".</text:p>
      <text:p text:style-name="P29"/>
      <text:p text:style-name="P30"><text:s text:c="2"/><text:span text:style-name="T6">Process for</text:span><text:span text:style-name="T14"> </text:span><text:span text:style-name="T15">Wash a Car</text:span></text:p>
      <text:p text:style-name="P32"><text:s text:c="2"/><text:span text:style-name="T6">Goal</text:span>: ...</text:p>
      <text:p text:style-name="P32"><text:s text:c="2"/>1. First activity</text:p>
      <text:p text:style-name="P32"><text:s text:c="6"/>- first task</text:p>
      <text:p text:style-name="P32"><text:s text:c="6"/>- second task</text:p>
      <text:p text:style-name="P32"><text:s text:c="6"/>- third task</text:p>
      <text:p text:style-name="P32"><text:s text:c="2"/>2. Second activity</text:p>
      <text:p text:style-name="P32"><text:s text:c="6"/>- first task</text:p>
      <text:p text:style-name="P32"><text:s text:c="6"/>- second task</text:p>
      <text:p text:style-name="P32"><text:s text:c="2"/>...</text:p>
      <text:p text:style-name="P29"><text:s text:c="6"/><text:span text:style-name="T6">Acceptance Criteria:</text:span><text:span text:style-name="T14"> car is clean and dry with no streaks or dirt</text:span></text:p>
      <text:p text:style-name="P2"><text:s text:c="6"/><text:span text:style-name="T24">(you can have more than one acceptance criterion)</text:span></text:p>
      <text:p text:style-name="P2"/>
      <text:p text:style-name="P3"><text:span text:style-name="T5">2. Not done in 2020: Write a description of </text:span><text:span text:style-name="T17">your</text:span><text:span text:style-name="T5"> actual software process for programming project.</text:span></text:p>
      <text:p text:style-name="P3"><text:s text:c="5"/><text:span text:style-name="T26">Was it a linear process (like waterfall) or iterative?</text:span></text:p>
      <text:h text:style-name="Heading_20_3" text:outline-level="3">Morning Assignment</text:h>
      <text:p text:style-name="P29">1. Create ID on Github if you don't have one.</text:p>
      <text:p text:style-name="P29">2. Complete Github Info form and submit, if not done <text:span text:style-name="T30">yet</text:span>.</text:p>
      <text:p text:style-name="P29">3. When you get email, join the Github ISP2020 organization</text:p>
      <text:h text:style-name="Heading_20_3" text:outline-level="3">Afternoon</text:h>
      <text:p text:style-name="P29">1. <text:span text:style-name="T11">Using Github</text:span><text:span text:style-name="T18"> slides - example of good profiles.</text:span></text:p>
      <text:p text:style-name="P29"><text:soft-page-break/>2. <text:span text:style-name="T27">Programming Warm-up using Github Classroom: <text:s/>https://classroom.github.com/a/pW0QVFWN</text:span></text:p>
      <text:p text:style-name="P29"><text:tab/><text:span text:style-name="T28">ACTIVATE THE URL</text:span></text:p>
      <text:p text:style-name="P29"><text:span text:style-name="T28"><text:tab/></text:span><text:span text:style-name="T29">PURPOSE IS TO WRITE GOOD QUALITY, READABLE, CORRECT CODE</text:span></text:p>
      <text:p text:style-name="P38"/>
      <text:p text:style-name="P29">3. <text:span text:style-name="T27">Fundamentals online questions (Google Form)</text:span></text:p>
      <text:p text:style-name="Standard"><text:span text:style-name="T27">4. </text:span>Describe Homework Assignment</text:p>
      <text:p text:style-name="Standard"><text:tab/><text:span text:style-name="T30">a) read a chapter about Software Process</text:span></text:p>
      <text:p text:style-name="Standard"><text:tab/><text:span text:style-name="T30">b) answer questions and submit</text:span></text:p>
      <text:h text:style-name="P128" text:outline-level="1">Week 2</text:h>
      <text:h text:style-name="Heading_20_3" text:outline-level="3">Topics</text:h>
      <text:p text:style-name="P35">1. Scrum <text:s/>https://cpske.github.io/ISP/agile/scrum</text:p>
      <text:p text:style-name="P7"><text:tab/><text:span text:style-name="T30">watch: </text:span>https://www.youtube.com/watch?v=XU0llRltyFM</text:p>
      <text:p text:style-name="P5"><text:s text:c="4"/><text:tab/><text:span text:style-name="T30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34">2. Understand Git in Detail</text:p>
      <text:p text:style-name="P34"><text:tab/>Presentation on Git as a graph, branches, labels, etc.</text:p>
      <text:h text:style-name="Heading_20_3" text:outline-level="3">Assignment </text:h>
      <text:p text:style-name="P34">git-commands on Github Classroom</text:p>
      <text:p text:style-name="P6"/>
      <text:h text:style-name="Heading_20_1" text:outline-level="1">Week 3</text:h>
      <text:h text:style-name="Heading_20_3" text:outline-level="3"><text:span text:style-name="T30">Preparation:</text:span> Install netcat or ncat</text:h>
      <text:p text:style-name="P74">netcat (nc) and ncat are tools for exploring any TCP/IP protocol.</text:p>
      <text:p text:style-name="P72">In class you will use them to actually emulate a web server (answer a</text:p>
      <text:p text:style-name="P72">request from a web browser) or a web browser (send an HTTP request).</text:p>
      <text:p text:style-name="P73">netcat may be installed on Linux and Mac OSX as part of the operating system.</text:p>
      <text:p text:style-name="P72">"ncat" is a newer version that claims to have more features, <text:span text:style-name="T30">but they behave almost the same.</text:span> </text:p>
      <text:p text:style-name="P72">Either netcat or ncat is OK.</text:p>
      <text:p text:style-name="P72"><text:tab/>https://nmap.org/ncat/</text:p>
      <text:p text:style-name="P72"><text:tab/>http://netcat.sourceforge.net/</text:p>
      <text:p text:style-name="P34"/>
      <text:p text:style-name="P39">1. Review Software Process from week 1. </text:p>
      <text:p text:style-name="P39"><text:s text:c="4"/><text:span text:style-name="T33">Emphasize requirement for accurate expression in English.</text:span></text:p>
      <text:p text:style-name="P40">2. Review Git commands.</text:p>
      <text:p text:style-name="P40"><text:s text:c="4"/>Q1 - misuse of ``` in many assignments.</text:p>
      <text:p text:style-name="P40"><text:s text:c="4"/>Q4 - incorrect answer for location of Git repo. <text:s/>NOT project1/git. <text:s/>Why didn't you check <text:span text:style-name="T35">it</text:span>?</text:p>
      <text:p text:style-name="P40"><text:s text:c="4"/>Sahadporn - nice use of internal hyperlinks to create a TOC in one file</text:p>
      <text:p text:style-name="P40"/>
      <text:p text:style-name="P34"><text:span text:style-name="T31">2</text:span>. Review Scrum - with <text:span text:style-name="T31">new</text:span> questions</text:p>
      <text:p text:style-name="P39">3. Git without cmd line?</text:p>
      <text:p text:style-name="P39"><text:s text:c="4"/><text:span text:style-name="T11">a. Has anyone taken a quiz from Github Classroom w/o using command line?</text:span></text:p>
      <text:p text:style-name="P19"><text:s text:c="4"/>b. Demo in VS Code. Clone code-warm-up assignment, do it, and push.</text:p>
      <text:p text:style-name="P19"/>
      <text:p text:style-name="P10"><text:span text:style-name="T32">4</text:span>. Intro to HTTP https://cpske.github.io/ISP/web/HTTP.pdf</text:p>
      <text:p text:style-name="P34"><text:span text:style-name="T32">5</text:span>. Exercise: HTTP in Action <text:span text:style-name="T2">https://cpske.github.io/ISP/web/HTTP-in-Action.pdf</text:span></text:p>
      <text:p text:style-name="P10"/>
      <text:h text:style-name="Heading_20_3" text:outline-level="3">Afternoon:</text:h>
      <text:p text:style-name="P34">1. Explain Polls project and its requirements.</text:p>
      <text:p text:style-name="P34">2. Demo project setup on Github</text:p>
      <text:p text:style-name="P34"><text:s text:c="4"/>- <text:span text:style-name="T34">create a wiki</text:span></text:p>
      <text:p text:style-name="P36"><text:s text:c="4"/>- <text:span text:style-name="T34">creating pages in a wiki</text:span></text:p>
      <text:p text:style-name="P34"><text:s text:c="4"/>- <text:span text:style-name="T34">link from README to wiki page: ../../wiki/Requirements</text:span></text:p>
      <text:p text:style-name="P34">3. Remote repositories</text:p>
      <text:p text:style-name="P34"><text:tab/>- <text:span text:style-name="T35">Presentation: Git-Remotes</text:span></text:p>
      <text:p text:style-name="P34"><text:soft-page-break/><text:tab/>- commands for using remotes</text:p>
      <text:p text:style-name="P34"><text:tab/>- changing the URL</text:p>
      <text:p text:style-name="P34"><text:tab/>- branch management and "tracking" branches</text:p>
      <text:p text:style-name="P34">4. Merge &amp; conflict resolution</text:p>
      <text:p text:style-name="P34"><text:tab/>- explain "diff" format</text:p>
      <text:p text:style-name="P34"><text:tab/>- git merge</text:p>
      <text:p text:style-name="P34"><text:tab/>- how conflicts occur</text:p>
      <text:p text:style-name="P34"><text:tab/>- conflict resolution</text:p>
      <text:p text:style-name="P34">5. Merge Practice</text:p>
      <text:p text:style-name="P34"><text:tab/><text:a xlink:type="simple" xlink:href="https://cpske.github.io/ISP/git/Merge-Practice.pdf" text:style-name="Internet_20_link" text:visited-style-name="Visited_20_Internet_20_Link"><text:span text:style-name="T2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2">-Practice.pdf</text:span></text:a></text:p>
      <text:p text:style-name="P34"><text:tab/>need another exercise - HTML home page?</text:p>
      <text:p text:style-name="P34"/>
      <text:h text:style-name="P121" text:outline-level="3">Assignments</text:h>
      <text:p text:style-name="P34">1. Add git remotes section to git commands repo.</text:p>
      <text:p text:style-name="P34"><text:tab/>- first do it on a branch named "git-remotes"</text:p>
      <text:p text:style-name="P34"><text:tab/>- merge the branch and push both branches (git-remotes and master) to Github</text:p>
      <text:p text:style-name="P34">2. Create a "django-polls" repo and add</text:p>
      <text:p text:style-name="P34"><text:tab/>- wiki. <text:s/></text:p>
      <text:p text:style-name="P34"><text:tab/>- Write a Vision Statement in wiki. <text:s/>OK to copy from class vision.</text:p>
      <text:p text:style-name="P34"><text:tab/>- Write Specification of requirements, as a list. <text:s/>Write it yourself.</text:p>
      <text:p text:style-name="P34"><text:tab/> <text:s text:c="2"/>Write a good specification: </text:p>
      <text:p text:style-name="P34"><text:tab/><text:tab/>Clear - concise, simple, precise</text:p>
      <text:p text:style-name="P34"><text:tab/><text:tab/>Single thing - one item is one thing. Don't combine many requirements into one</text:p>
      <text:p text:style-name="P34"><text:tab/><text:tab/>Consistent</text:p>
      <text:p text:style-name="P34"><text:tab/><text:tab/>Unique - avoid overlap in specification</text:p>
      <text:p text:style-name="P34"><text:tab/><text:tab/>Unambiguous</text:p>
      <text:p text:style-name="P34"><text:tab/><text:tab/>Testable</text:p>
      <text:p text:style-name="P34"><text:tab/><text:tab/>Feasible</text:p>
      <text:p text:style-name="P34"><text:tab/><text:tab/>Complete - enough to satisfy the users' requirements</text:p>
      <text:p text:style-name="P37"><text:span text:style-name="T30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4">3. Schedule virtual meeting with TA or instructor to review your specification</text:p>
      <text:p text:style-name="P34"/>
      <text:p text:style-name="P34"/>
      <text:p text:style-name="P10"/>
      <text:h text:style-name="P122" text:outline-level="1"/>
      <text:h text:style-name="P128" text:outline-level="1">Week 4</text:h>
      <text:h text:style-name="Heading_20_3" text:outline-level="3">Morning</text:h>
      <text:p text:style-name="P34">Review</text:p>
      <text:p text:style-name="P34">Quiz</text:p>
      <text:h text:style-name="Heading_20_3" text:outline-level="3">Afternoon</text:h>
      <text:p text:style-name="P41">1. Introduction to Web Servers</text:p>
      <text:p text:style-name="P41">2. Introduction to MVC, Web Request handling, and Django</text:p>
      <text:list xml:id="list553002961" text:style-name="L1">
        <text:list-item>
          <text:p text:style-name="P100">demo create a Django project</text:p>
        </text:list-item>
        <text:list-item>
          <text:p text:style-name="P100">how to create project inside an existing directory <text:span text:style-name="T38">(since you already have repo on Github)</text:span></text:p>
        </text:list-item>
      </text:list>
      <text:p text:style-name="P41">3. KU Polls Iteration 1</text:p>
      <text:list xml:id="list1972593291" text:style-name="L2">
        <text:list-item>
          <text:p text:style-name="P109">Iteration Goal</text:p>
        </text:list-item>
        <text:list-item>
          <text:p text:style-name="P101">Iteration Plan</text:p>
        </text:list-item>
        <text:list-item>
          <text:p text:style-name="P101">Design the UI Pages <text:span text:style-name="T36">&amp; Page Flow</text:span></text:p>
        </text:list-item>
        <text:list-item>
          <text:p text:style-name="P101">Design the Domain Model</text:p>
        </text:list-item>
        <text:list-item>
          <text:p text:style-name="P101">Using a <text:span text:style-name="T36">project</text:span> board - <text:span text:style-name="T36">setup is some work</text:span></text:p>
        </text:list-item>
      </text:list>
      <text:p text:style-name="P41">4. Assignment</text:p>
      <text:list xml:id="list2948615545" text:style-name="L3">
        <text:list-item>
          <text:p text:style-name="P102">Create Iteration Plan in wiki</text:p>
          <text:list>
            <text:list-item>
              <text:p text:style-name="P102">Goal</text:p>
            </text:list-item>
            <text:list-item>
              <text:p text:style-name="P102">Tasks</text:p>
            </text:list-item>
            <text:list-item>
              <text:p text:style-name="P102">Evaluation Criteria</text:p>
            </text:list-item>
          </text:list>
        </text:list-item>
        <text:list-item>
          <text:p text:style-name="P102">Create a project board and add tasks</text:p>
        </text:list-item>
        <text:list-item>
          <text:p text:style-name="P102">Do the work on a branch</text:p>
        </text:list-item>
        <text:list-item>
          <text:p text:style-name="P102">Don't use copy and paste. Type everything yourself. Why?</text:p>
        </text:list-item>
        <text:list-item>
          <text:p text:style-name="P102">When everything works and tests pass, merge into master.</text:p>
        </text:list-item>
        <text:list-item>
          <text:p text:style-name="P102">Push both branches to Github.</text:p>
        </text:list-item>
        <text:list-item>
          <text:p text:style-name="P102">Write a "<text:span text:style-name="T37">Retrospective</text:span>" section in Iteration 1 Plan. Record any useful lessons learned.</text:p>
        </text:list-item>
        <text:list-item>
          <text:p text:style-name="P103">Add any other useful information to your project wiki.</text:p>
          <text:list>
            <text:list-item>
              <text:p text:style-name="P103">Code snippets</text:p>
            </text:list-item>
            <text:list-item>
              <text:p text:style-name="P103">Useful links</text:p>
            </text:list-item>
            <text:list-item>
              <text:p text:style-name="P103">Diagrams, mockups</text:p>
            </text:list-item>
          </text:list>
        </text:list-item>
      </text:list>
      <text:p text:style-name="P42">5. Github Flow</text:p>
      <text:list xml:id="list4123869912" text:style-name="L4">
        <text:list-item>
          <text:p text:style-name="P104">Material: https://cpske.github.io/ISP/git/index#github-flow</text:p>
        </text:list-item>
      </text:list>
      <text:list xml:id="list345643013" text:style-name="L5">
        <text:list-item>
          <text:p text:style-name="P105">Questions: https://forms.gle/p9thhCt35dV776U6A</text:p>
        </text:list-item>
      </text:list>
      <text:p text:style-name="P41"/>
      <text:h text:style-name="Heading_20_2" text:outline-level="2">If Time Permits</text:h>
      <text:p text:style-name="P41"><text:span text:style-name="T36">6.</text:span> Review of classes in Python?</text:p>
      <text:p text:style-name="P10"/>
      <text:p text:style-name="P9"/>
      <text:h text:style-name="P123" text:outline-level="1">Week 5</text:h>
      <text:p text:style-name="P77">No class due to substitute Songkran holiday.</text:p>
      <text:p text:style-name="P77">Post instructions for course team project.</text:p>
      <text:p text:style-name="P77"/>
      <text:p text:style-name="P75"/>
      <text:h text:style-name="Heading_20_1" text:outline-level="1"><text:soft-page-break/>Week 6</text:h>
      <text:p text:style-name="P77">1. Review what was learned in the Django tutorial.</text:p>
      <text:p text:style-name="P77"/>
      <text:p text:style-name="P77">2. Intro to database. <text:s/>Brief intro to save time, more later.</text:p>
      <text:list xml:id="list3850137714" text:style-name="L6">
        <text:list-item>
          <text:p text:style-name="P110">database stores data in tables</text:p>
        </text:list-item>
        <text:list-item>
          <text:p text:style-name="P110">tables consist of columns (fields) for attributes of a table and rows for entries in the database.</text:p>
        </text:list-item>
        <text:list-item>
          <text:p text:style-name="P111">each column has a <text:span text:style-name="T39">data type</text:span>. <text:s/>SQL has rich set of data types, see:<text:line-break/><text:span text:style-name="T6">https://www.journaldev.com/16774/sql-data-types</text:span><text:line-break/><text:line-break/><text:span text:style-name="T52">(The SQL data types page on w3schools is specific for MySQL and MS SQL Server, not the standard SQL data types.)</text:span></text:p>
        </text:list-item>
        <text:list-item>
          <text:p text:style-name="P110">Sometimes SQL data types don't match data types in Java, Python, etc. <text:s text:c="3"/><text:line-break/>Example: <text:span text:style-name="T6">String or str </text:span><text:span text:style-name="T41">are saved in database as </text:span><text:span text:style-name="T6">CHAR(n)</text:span><text:span text:style-name="T41"> or </text:span><text:span text:style-name="T6">VARCHAR(n), n</text:span><text:span text:style-name="T41"> = size.</text:span><text:span text:style-name="T6"><text:line-break/>float (Python)</text:span><text:span text:style-name="T41"> can be saved as </text:span><text:span text:style-name="T6">FLOAT or DECIMAL(width,decs)</text:span><text:span text:style-name="T41">.</text:span></text:p>
        </text:list-item>
        <text:list-item>
          <text:p text:style-name="P110">Each table has a field designated as <text:span text:style-name="T39">Primary Key</text:span>, that uniquely identifies each row in the table.</text:p>
          <text:list>
            <text:list-item>
              <text:p text:style-name="P110"><text:span text:style-name="T39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110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110">Structured Query Language (SQL) is the standard language for interacting with a database. This makes databases interoperable. <text:s/></text:p>
          <text:list>
            <text:list-item>
              <text:p text:style-name="P110">Unfortunately, many databases don't support <text:span text:style-name="T13">all</text:span><text:span text:style-name="T20"> of SQL or </text:span><text:span text:style-name="T13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80">3. Two kinds of SQL databases to understand:</text:p>
      <text:list xml:id="list847381079" text:style-name="L7">
        <text:list-item>
          <text:p text:style-name="P112"><text:span text:style-name="T44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112"><text:span text:style-name="T44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15">Most embedded databases can also be used in client-server mode.</text:p>
        </text:list-item>
      </text:list>
      <text:p text:style-name="P81">Exercise: <text:s/>view the Django database. <text:s/>View the polls tables.</text:p>
      <text:p text:style-name="P83"/>
      <text:p text:style-name="P86">5. Default landing page for polls. <text:s/>What happens when a visitor goes to:</text:p>
      <text:p text:style-name="P82"><text:soft-page-break/>https://yoursite:8000/</text:p>
      <text:p text:style-name="P86">In the polls tutorial they get a "404 Not Found" message.</text:p>
      <text:p text:style-name="P86">Let's send the visitor to polls index page.</text:p>
      <text:p text:style-name="P86">How to do that? <text:s/>There are 2 solutions.</text:p>
      <text:p text:style-name="P82">* path('', polls.views.index)</text:p>
      <text:p text:style-name="P82">* redirect</text:p>
      <text:p text:style-name="P86">To redirect: a) create a views.py in the mysite directory with a redirect:</text:p>
      <text:p text:style-name="P82">from django.shortcuts import redirect</text:p>
      <text:p text:style-name="P82">def index(request):</text:p>
      <text:p text:style-name="P82"><text:s text:c="4"/>"""Redirect to the polls index page"""</text:p>
      <text:p text:style-name="P82"><text:s text:c="4"/>return redirect("polls:index")</text:p>
      <text:p text:style-name="P82"><text:span text:style-name="T41">b) add this to </text:span>urls.py</text:p>
      <text:p text:style-name="P82"><text:s text:c="4"/>from . import views</text:p>
      <text:p text:style-name="P82"><text:s text:c="4"/>urlpatterns = [path('', views.index),</text:p>
      <text:p text:style-name="P82"><text:s text:c="12"/>...</text:p>
      <text:p text:style-name="P87">6. Discuss iteration2</text:p>
      <text:p text:style-name="P87"><text:s text:c="3"/>* Externalize configuration</text:p>
      <text:h text:style-name="P124" text:outline-level="1">Week 7</text:h>
      <text:p text:style-name="P88">1. Testing in Django - <text:span text:style-name="T43">WebTesting.pdf</text:span></text:p>
      <text:p text:style-name="P88">2. Code Coverage - how thorough are your tests? </text:p>
      <text:p text:style-name="P88"><text:span text:style-name="T43">Exercise</text:span>: run coverage on the unit testing assignment from last week.</text:p>
      <text:p text:style-name="P88">Did you <text:span text:style-name="T43">auction_test.py</text:span> cover all the relevant parts of code? <text:s/></text:p>
      <text:p text:style-name="P95">DEMO: <text:s/></text:p>
      <text:p text:style-name="P94">a) run coverage on one student's code.</text:p>
      <text:p text:style-name="P94"><text:s text:c="4"/>coverage run listutil_test.py</text:p>
      <text:p text:style-name="P94"><text:s text:c="4"/>coverage report</text:p>
      <text:p text:style-name="P94"><text:s text:c="4"/>coverage html</text:p>
      <text:p text:style-name="P94"><text:s text:c="4"/>(open index.html in browser)</text:p>
      <text:p text:style-name="P94">b) create a .coveragerc file</text:p>
      <text:p text:style-name="P94"><text:s text:c="4"/>[run]</text:p>
      <text:p text:style-name="P94"><text:s text:c="4"/>branch = True</text:p>
      <text:p text:style-name="P94"><text:s text:c="4"/>omit =</text:p>
      <text:p text:style-name="P94"><text:soft-page-break/><text:tab/>*_test.py</text:p>
      <text:p text:style-name="P78"/>
      <text:p text:style-name="P78"><text:span text:style-name="T54">4</text:span>. Brief int<text:span text:style-name="T53">r</text:span>o to Object-Relational Mapping (ORM).</text:p>
      <text:list xml:id="list709454470" text:style-name="L8">
        <text:list-item>
          <text:p text:style-name="P113"><text:span text:style-name="T48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113"><text:span text:style-name="T48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113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78"><draw:frame text:anchor-type="paragraph" draw:z-index="0" draw:name="Shape1" draw:style-name="gr1" draw:text-style-name="P131" svg:width="1.237in" svg:height="0.7098in" svg:x="1.1909in" svg:y="0.0945in"><draw:text-box><text:p text:style-name="P130"><text:span text:style-name="T75">Question</text:span></text:p><text:p><text:span text:style-name="T43">- id</text:span></text:p><text:p><text:span text:style-name="T43">- question_text</text:span></text:p></draw:text-box></draw:frame><draw:frame text:anchor-type="paragraph" draw:z-index="1" draw:name="Shape2" draw:style-name="gr2" draw:text-style-name="P132" svg:width="2.7606in" svg:height="0.6622in" svg:x="3.6319in" svg:y="0.128in"><draw:text-box><text:p text:style-name="P130"><text:span text:style-name="T6">QUESTIONS table</text:span></text:p><text:p><text:span text:style-name="T6">ID <text:s text:c="9"/>QUESTION_TEXT</text:span></text:p><text:p><text:span text:style-name="T6">INTEGER <text:s text:c="4"/>CHAR(80)</text:span></text:p></draw:text-box></draw:frame></text:p>
      <text:p text:style-name="P78"><draw:line text:anchor-type="paragraph" draw:z-index="2" draw:name="Shape3" draw:style-name="gr3" draw:text-style-name="P130" svg:x1="6.3921in" svg:y1="-0.011in" svg:x2="3.6319in" svg:y2="0.0035in"><text:p/></draw:line><draw:line text:anchor-type="paragraph" draw:z-index="3" draw:name="Shape4" draw:style-name="gr3" draw:text-style-name="P130" svg:x1="4.628in" svg:y1="0.4724in" svg:x2="4.6343in" svg:y2="0.0035in"><text:p/></draw:line><draw:line text:anchor-type="paragraph" draw:z-index="4" draw:name="Shape5" draw:style-name="gr4" draw:text-style-name="P130" svg:x1="2.4929in" svg:y1="0.1327in" svg:x2="3.5736in" svg:y2="0.1264in"><text:p/></draw:line></text:p>
      <text:p text:style-name="P76"/>
      <text:list xml:id="list143234914954515" text:continue-numbering="true" text:style-name="L8">
        <text:list-item>
          <text:p text:style-name="P113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116">ORM needs to provide the 4 basic database operations:</text:p>
          <text:list>
            <text:list-item>
              <text:p text:style-name="P113"><text:span text:style-name="T45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113"><text:span text:style-name="T46">Retrieve</text:span><text:span text:style-name="T22"> - recreate an object from data in a database</text:span></text:p>
            </text:list-item>
            <text:list-item>
              <text:p text:style-name="P113"><text:span text:style-name="T46">Update</text:span><text:span text:style-name="T22"> - update the saved data for an object already persisted to database</text:span></text:p>
            </text:list-item>
            <text:list-item>
              <text:p text:style-name="P117"><text:span text:style-name="T47">Delete</text:span><text:span text:style-name="T23"> - delete object from database</text:span></text:p>
            </text:list-item>
          </text:list>
        </text:list-item>
        <text:list-item>
          <text:p text:style-name="P113"><text:span text:style-name="T43">Retrieve</text:span> is the most complex of the CRUD operations. <text:s/>It has 2 forms:</text:p>
        </text:list-item>
      </text:list>
      <text:list xml:id="list301856648" text:style-name="L9">
        <text:list-item>
          <text:list>
            <text:list-item>
              <text:p text:style-name="P114"><text:span text:style-name="T43">Retrieve by id</text:span>. <text:span text:style-name="T6">q = Question.objects.get(id)</text:span> <text:s/>this is easy. Returns one object.</text:p>
            </text:list-item>
            <text:list-item>
              <text:p text:style-name="P114"><text:span text:style-name="T43">Query by expression</text:span>. <text:s/>More complex, and queries can be chained together:<text:line-break/><text:span text:style-name="T6">question_list = Question.objects.filter(pub_date_lte=today)<text:line-break/>first_question = question_list.first()</text:span></text:p>
            </text:list-item>
          </text:list>
        </text:list-item>
      </text:list>
      <text:list xml:id="list2560676879" text:style-name="L10">
        <text:list-item>
          <text:p text:style-name="P118">Every "entity" in Django is a subclass of <text:span text:style-name="T43">models.Model</text:span>. <text:s/>The Model class provides CRUD operations to all subclasses:<text:line-break/><text:span text:style-name="T6">save()</text:span> - save or update an object in database<text:line-break/><text:span text:style-name="T6">delete()</text:span> - delete this object from database (but it's still in Python, with id = None)<text:line-break/><text:span text:style-name="T6">objects.all()</text:span> - retrieve all objects. <text:s/>Try to avoid using this.<text:line-break/><text:span text:style-name="T6">objects.get(id=n)</text:span> - get one entity having given id, or <text:span text:style-name="T53">any specified</text:span> attribute.<text:line-break/><text:span text:style-name="T6">objects.filter(</text:span><text:span text:style-name="T48">expression</text:span><text:span text:style-name="T8">)</text:span><text:span text:style-name="T18"> - get a </text:span><text:span text:style-name="T8">QuerySet</text:span><text:span text:style-name="T18"> that can be chained and manipulated lazily.</text:span></text:p>
        </text:list-item>
      </text:list>
      <text:p text:style-name="P84"><text:span text:style-name="T43">Exercise:</text:span> <text:s/><text:span text:style-name="T6">assignment/week6/orm_practice.odt</text:span> <text:s/>(Copy to Google Docs)</text:p>
      <text:h text:style-name="P125" text:outline-level="1"><text:soft-page-break/>Week 8</text:h>
      <text:p text:style-name="Standard"><text:span text:style-name="T64">1</text:span>. Code quality <text:s/><text:span text:style-name="T6">ISP/code-quality</text:span></text:p>
      <text:p text:style-name="P89"><text:s text:c="4"/><text:span text:style-name="T60">Code quality has many aspects. Today we look at one or two: coding style &amp; coding conventions,<text:line-break/> <text:s text:c="3"/>documenting code, and ?</text:span></text:p>
      <text:p text:style-name="P89"><text:s text:c="4"/><text:span text:style-name="T60">Go over the use of docstrings and how to document params, returns, exceptions.</text:span></text:p>
      <text:p text:style-name="P89"><text:s text:c="4"/><text:span text:style-name="T60">See: <text:s/></text:span><text:a xlink:type="simple" xlink:href="https://cpske.github.io/ISP/automation/travis-demo-project/" text:style-name="Internet_20_link" text:visited-style-name="Visited_20_Internet_20_Link"><text:span text:style-name="T60">https://realpython.com/documenting-python-code/</text:span></text:a></text:p>
      <text:p text:style-name="P89"><text:s text:c="4"/><text:span text:style-name="T60">Recommendation: </text:span><text:span text:style-name="T40">Don't</text:span><text:span text:style-name="T61"> write parameter types in docstrings. Use Type Hints instead.</text:span></text:p>
      <text:p text:style-name="P89"><text:span text:style-name="T61"><text:s text:c="4"/></text:span><text:span text:style-name="T40">Don't</text:span><text:span text:style-name="T61"> do like this: </text:span><text:a xlink:type="simple" xlink:href="https://www.datacamp.com/community/tutorials/docstrings-python" text:style-name="Internet_20_link" text:visited-style-name="Visited_20_Internet_20_Link"><text:span text:style-name="T61">https://www.datacamp.com/community/tutorials/docstrings-python</text:span></text:a></text:p>
      <text:p text:style-name="Standard"><text:span text:style-name="T64">2</text:span>. Tools to check code quality.</text:p>
      <text:p text:style-name="P89"><text:s text:c="5"/><text:span text:style-name="T60">Demo using </text:span><text:span text:style-name="T9">flake8</text:span><text:span text:style-name="T60"> and </text:span><text:span text:style-name="T9">pylint --load-plugins pylint_django</text:span></text:p>
      <text:p text:style-name="P90"><text:s text:c="5"/><text:span text:style-name="T63">1. bank_account.py and money.py</text:span></text:p>
      <text:p text:style-name="P99"><text:s text:c="6"/>- use VS Code</text:p>
      <text:p text:style-name="P96"><text:s text:c="5"/>- after "pylint money.py" and fixing errors,</text:p>
      <text:p text:style-name="P96"><text:s text:c="6"/>suppress warning about protected members using .pylintrc</text:p>
      <text:p text:style-name="P33"><text:s text:c="5"/># .pylintrc</text:p>
      <text:p text:style-name="P33"><text:s text:c="5"/>[run]</text:p>
      <text:p text:style-name="P85"><text:s text:c="5"/>disable = W0212</text:p>
      <text:p text:style-name="P97"><text:span text:style-name="T62"><text:s text:c="4"/>Use a per-project config file (by priority): <text:s/></text:span><text:span text:style-name="T10">tox.ini, setup.cfg, </text:span><text:span text:style-name="T42">or</text:span><text:span text:style-name="T10"> .flake8</text:span><text:span text:style-name="T62"> </text:span></text:p>
      <text:p text:style-name="P98"><text:s text:c="5"/><text:span text:style-name="T62">[flake8]</text:span></text:p>
      <text:p text:style-name="P98"><text:s text:c="5"/><text:span text:style-name="T62">exclude = migrations</text:span></text:p>
      <text:p text:style-name="P91"><text:s text:c="4"/><text:span text:style-name="T64">Student Exercise:</text:span></text:p>
      <text:p text:style-name="P92"><text:s text:c="4"/><text:span text:style-name="T64">Run pylint and flake8 on listutil.py (the unit-testing assignment on Github). <text:s/></text:span></text:p>
      <text:p text:style-name="P93"><text:s text:c="4"/>Fix everything. "push" to Github</text:p>
      <text:p text:style-name="P54"><text:s text:c="4"/>2. <text:span text:style-name="T64">(Optional) </text:span>Try flake8 on some student KU Polls project code.</text:p>
      <text:p text:style-name="P54"><text:s text:c="4"/>My flake8 has the flake8-pydocstyle extension, so it checks Docstring comments.</text:p>
      <text:p text:style-name="P90"/>
      <text:p text:style-name="P90">Article: https://simpleisbetterthancomplex.com/packages/2016/08/05/flake8.html <text:line-break/><text:span text:style-name="T62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3. Team Project description of Iteration 1.</text:p>
      <text:p text:style-name="Standard"><text:span text:style-name="T64">4</text:span>. Test automation using Continuous Integration. <text:s/><text:span text:style-name="T64">ISP/automation/index</text:span></text:p>
      <text:p text:style-name="P13"><text:s text:c="5"/><text:span text:style-name="T64">Exercise:</text:span>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<text:span text:style-name="T55">8</text:span>/ci-travis</text:p>
      <text:p text:style-name="P79"/>
      <text:p text:style-name="P89"/>
      <text:p text:style-name="Standard">5. Agile</text:p>
      <text:p text:style-name="Standard"><text:soft-page-break/></text:p>
      <text:p text:style-name="P44">Assignments</text:p>
      <text:p text:style-name="Standard"><text:span text:style-name="T64">1. </text:span>Assignment for Code Checking</text:p>
      <text:p text:style-name="P43"><text:s text:c="4"/><text:span text:style-name="T66">1.1 </text:span>Read <text:span text:style-name="T59">this a</text:span>rticle on Real Python https://realpython.com/python-code-quality/</text:p>
      <text:p text:style-name="P43"><text:s text:c="4"/><text:span text:style-name="T66">1.2</text:span> Look at the <text:span text:style-name="T16">complete</text:span><text:span text:style-name="T56"> list of Python tools on Github -- you may want to use some!<text:line-break/> <text:s text:c="3"/>It is important to know what is available, so read the whole page.</text:span></text:p>
      <text:p text:style-name="P52"><text:s text:c="4"/>https://github.com/vintasoftware/python-linters-and-code-analysis</text:p>
      <text:p text:style-name="P43"><text:span text:style-name="T56"><text:s text:c="4"/></text:span><text:span text:style-name="T57">1.3</text:span><text:span text:style-name="T56"> </text:span><text:span text:style-name="T57">A</text:span><text:span text:style-name="T56">pply flake8 to your </text:span><text:span text:style-name="T58">KU Polls</text:span><text:span text:style-name="T56"> code </text:span><text:span text:style-name="T57">&amp; correct the code </text:span><text:span text:style-name="T56">until </text:span><text:span text:style-name="T57">flake8</text:span><text:span text:style-name="T56"> doesn't complain about anything.<text:line-break/> <text:s text:c="3"/>Is is OK to create a flake8 config file to ignore </text:span><text:span text:style-name="T57">1-2</text:span><text:span text:style-name="T56"> checks for which you have a </text:span><text:span text:style-name="T16">good reason</text:span><text:span text:style-name="T56">,</text:span></text:p>
      <text:p text:style-name="P52"><text:s text:c="4"/>but not OK to add ignores because you are too lazy to revise the code. <text:span text:style-name="T66">Try to avoid using ignores.</text:span></text:p>
      <text:p text:style-name="P52"><text:s text:c="4"/>Do <text:span text:style-name="T11">not</text:span> add <text:span text:style-name="T66">code </text:span>comments to code to skip checking <text:span text:style-name="T66">(</text:span># noqa<text:span text:style-name="T66">)</text:span></text:p>
      <text:p text:style-name="P52"/>
      <text:p text:style-name="P53"><text:span text:style-name="T66">2</text:span>. Add docstring comments to all your methods. <text:s/><text:span text:style-name="T66">Flake8 will require it to pass.</text:span></text:p>
      <text:p text:style-name="P44"/>
      <text:p text:style-name="P67"><text:span text:style-name="T66">3. </text:span>CI Assignment - <text:span text:style-name="T49">KU Polls</text:span></text:p>
      <text:h text:style-name="Heading_20_1" text:outline-level="1">Week 9</text:h>
      <text:p text:style-name="P62">1. <text:span text:style-name="T66">Code Quality and Refactoring.</text:span></text:p>
      <text:p text:style-name="P62">A goal for developers is to write "good code". <text:s/>What is "good code"? <text:s/></text:p>
      <text:p text:style-name="P55"><text:s text:c="3"/></text:p>
      <text:p text:style-name="P61">Wikipedia, Best Coding Practices: https://en.wikipedia.org/wiki/Best_coding_practices</text:p>
      <text:p text:style-name="P60">but "best" seems to be based on consensus. <text:s/>What is the underlying justification?</text:p>
      <text:p text:style-name="P60"/>
      <text:p text:style-name="P20">Let's Follow This Reasoning</text:p>
      <text:p text:style-name="P60"/>
      <text:p text:style-name="P60">"What do customers/users want from software?" (the goals of development)</text:p>
      <text:p text:style-name="P60">==&gt; <text:s/>"What characteristics of software development help meet those goals?"</text:p>
      <text:p text:style-name="P60"><text:s text:c="8"/>==&gt; What specific principles and practices align with those characteristics?</text:p>
      <text:p text:style-name="P60"><text:s text:c="14"/>==&gt; What visible metrics or characteristics of code reflect these principles and practices?</text:p>
      <text:p text:style-name="P60"/>
      <text:p text:style-name="P60">What are the <text:span text:style-name="T65">goals of development?</text:span></text:p>
      <text:p text:style-name="P60"/>
      <text:p text:style-name="P60">DEPENDS ON THE SOFTWARE</text:p>
      <text:p text:style-name="P46"><text:span text:style-name="T65">A. </text:span>Short lifetime, single user or internal use, cost of errors is minor:</text:p>
      <text:p text:style-name="P20">Done quickly</text:p>
      <text:p text:style-name="P20">Low cost</text:p>
      <text:p text:style-name="P63"/>
      <text:p text:style-name="P45"><text:span text:style-name="T65">B. </text:span>COTS or online service used by many:</text:p>
      <text:p text:style-name="P20">Easy to use</text:p>
      <text:p text:style-name="P20">Reliable</text:p>
      <text:p text:style-name="P21">Secure</text:p>
      <text:p text:style-name="P20">No errors (usually not 1st priority)</text:p>
      <text:p text:style-name="P20">Maintainable, "fixable"</text:p>
      <text:p text:style-name="P20">Cost-effective for the value it provides</text:p>
      <text:p text:style-name="P20">Acceptable time to market</text:p>
      <text:p text:style-name="P56"/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50"><text:soft-page-break/>Review</text:p>
      <text:p text:style-name="P64">1. Review CI. <text:s/></text:p>
      <text:p text:style-name="P65"><text:span text:style-name="T43">Assignment:</text:span> </text:p>
      <text:p text:style-name="P65">movie-rental refactoring problem.</text:p>
      <text:p text:style-name="P57"/>
      <text:h text:style-name="P126" text:outline-level="1">Week 10</text:h>
      <text:list xml:id="list2118914757" text:style-name="L11">
        <text:list-item>
          <text:p text:style-name="P119">Written midterm scores released. Will discuss next week. Overall scores were good.</text:p>
        </text:list-item>
        <text:list-item>
          <text:p text:style-name="P120">Django testing scores released very soon.</text:p>
        </text:list-item>
        <text:list-item>
          <text:p text:style-name="P120"><text:span text:style-name="T67">Is this a</text:span> bug that flake8 does not detect? 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 <text:s text:c="3"/><text:span text:style-name="T67">&lt;-- should return string</text:span></text:p>
      <text:p text:style-name="P23"><text:span text:style-name="T67">4</text:span>. Authentication in Django</text:p>
      <text:p text:style-name="P23"><text:tab/>https://cpske.github.io/ISP/authentication/Authentication-and-Authorization.pdf</text:p>
      <text:p text:style-name="P23"><text:tab/>https://cpske.github.io/ISP/django/authentication</text:p>
      <text:p text:style-name="P23"><text:span text:style-name="T67">5</text:span>. Assignment: <text:span text:style-name="T50">KU Polls Iteration 3</text:span><text:span text:style-name="T67">: </text:span>add authentication to Django Polls</text:p>
      <text:p text:style-name="P23"><text:tab/>Implement User Stories 1-4 and 7 described in the class material for this week.</text:p>
      <text:p text:style-name="P23"><text:tab/>Use a new branch named "auth" for this work.</text:p>
      <text:p text:style-name="P23"><text:tab/>User Story #7 is just a UI change and should be easy.</text:p>
      <text:p text:style-name="P23"><text:tab/>Test your work. <text:s/>When it is correct, merge back into master.</text:p>
      <text:p text:style-name="P17"><text:span text:style-name="T67">6</text:span>. Domain modeling using UML</text:p>
      <text:p text:style-name="P17"><text:tab/>https://www.scaledagileframework.com/domain-modeling/</text:p>
      <text:h text:style-name="P126" text:outline-level="1">Week 11 <text:span text:style-name="T67">(26 Oct)</text:span></text:h>
      <text:p text:style-name="P51">Review</text:p>
      <text:p text:style-name="P71">- Movie Rental assignment</text:p>
      <text:p text:style-name="P71"><text:s text:c="4"/>- common mistakes, esp. sequential coupling (temporary field)</text:p>
      <text:p text:style-name="P71">- Projects</text:p>
      <text:p text:style-name="P71"><text:s text:c="4"/>- Branches are NOT using Github Flow. They don't make sense to me.</text:p>
      <text:p text:style-name="P71"><text:s text:c="4"/>- Prioritize features</text:p>
      <text:p text:style-name="P71"><text:s text:c="4"/>- Demos</text:p>
      <text:p text:style-name="P71">- <text:span text:style-name="T73">Closing Issues</text:span></text:p>
      <text:p text:style-name="P71"><text:s text:c="4"/>- <text:span text:style-name="T73">You should write a reason.</text:span></text:p>
      <text:p text:style-name="P71"><text:s text:c="6"/><text:span text:style-name="T73">If person who posted issue asked a question, then answer it.</text:span></text:p>
      <text:p text:style-name="P71"><text:s text:c="6"/><text:span text:style-name="T73">If person who posted issue offered a suggestion, acknowledge and either</text:span></text:p>
      <text:p text:style-name="P71"><text:s text:c="6"/><text:span text:style-name="T73">thank him or explain why you didn't use it.</text:span></text:p>
      <text:p text:style-name="P71">- Theme for these few weeks is writing better code</text:p>
      <text:p text:style-name="P71"><text:s text:c="5"/>- characteristics of good code</text:p>
      <text:p text:style-name="P71"><text:s text:c="5"/>- coding style</text:p>
      <text:p text:style-name="P71"><text:s text:c="5"/>- style checking tools, which also find hidden bugs</text:p>
      <text:p text:style-name="P71"><text:s text:c="5"/>- refactoring</text:p>
      <text:p text:style-name="P71"><text:s text:c="5"/>- type hints for Python and why they improve code (today)</text:p>
      <text:p text:style-name="P66"/>
      <text:p text:style-name="P66">1. More refactoring, with practice.</text:p>
      <text:p text:style-name="P66"><text:s text:c="4"/><text:span text:style-name="T72">* Movie Rental missing refactorings</text:span></text:p>
      <text:p text:style-name="P66"><text:soft-page-break/><text:s text:c="4"/><text:span text:style-name="T72">* Adding a factory</text:span></text:p>
      <text:p text:style-name="P66"><text:s text:c="4"/><text:span text:style-name="T72">* </text:span></text:p>
      <text:p text:style-name="P66">2. Properties as encapsulation.</text:p>
      <text:p text:style-name="P17"><text:span text:style-name="T70">3</text:span>. Logging</text:p>
      <text:p text:style-name="P17"><text:tab/>https://cpske.github.io/ISP/logging/Logging.pdf</text:p>
      <text:p text:style-name="P17"><text:tab/>https://cpske.github.io/ISP/logging/logging-practice</text:p>
      <text:p text:style-name="P27"><text:span text:style-name="T71">4</text:span>. Static and dynamic typ<text:span text:style-name="T71">ing and type checking</text:span>. </text:p>
      <text:p text:style-name="P27"><text:tab/>https://cpske.github.io/ISP/code-quality/Type-Checking.pdf</text:p>
      <text:p text:style-name="P27"><text:span text:style-name="T71">5</text:span>. Typing, type hints, and type checking in Python.</text:p>
      <text:p text:style-name="P27"><text:tab/>https://realpython.com/python-type-checking/</text:p>
      <text:p text:style-name="P27"/>
      <text:p text:style-name="P17"/>
      <text:p text:style-name="P48">Quiz</text:p>
      <text:p text:style-name="P66">1. Agile principles and practices. Includes PAD Tips.</text:p>
      <text:p text:style-name="P66">2. UML class diagram</text:p>
      <text:p text:style-name="P66">3. Fix some code not using coding style guide.</text:p>
      <text:p text:style-name="P66">4. Suggest refactoring?</text:p>
      <text:p text:style-name="P17"/>
      <text:p text:style-name="P48">Project Demos - <text:span text:style-name="T74">Guidelines</text:span></text:p>
      <text:p text:style-name="P68"/>
      <text:p text:style-name="P68"><text:span text:style-name="T74">E</text:span>veryone <text:span text:style-name="T74">in class </text:span>is expected to read the project proposal and README first,</text:p>
      <text:p text:style-name="P68">so don't waste time describing what your project is about.</text:p>
      <text:p text:style-name="P68"><text:s text:c="4"/>a) what you have done so far</text:p>
      <text:p text:style-name="P68"><text:s text:c="4"/>b) demo the app -- best if it is deployed in cloud so everyone can use</text:p>
      <text:p text:style-name="P68"><text:s text:c="4"/>c) interesting technology you learned</text:p>
      <text:p text:style-name="P68"><text:s text:c="4"/>d) process improvements (or changes) made</text:p>
      <text:p text:style-name="P68"><text:s text:c="4"/>e) what you're implementing now or coming iteration</text:p>
      <text:p text:style-name="P68"/>
      <text:p text:style-name="P108">Length: <text:s/>10-15 minutes. <text:s/>Use screen sharing or a live site if you have one.</text:p>
      <text:h text:style-name="P127" text:outline-level="1">Week 12 (2 Nov)</text:h>
      <text:p text:style-name="P25">1. Software Reviews</text:p>
      <text:p text:style-name="P25">2. Code Review Assignment</text:p>
      <text:p text:style-name="P25"><text:tab/>https://cpske.github.io/ISP/assignment/code-review/</text:p>
      <text:p text:style-name="P25">3. Review Checklist, and other project docs on Github</text:p>
      <text:p text:style-name="P25"><text:tab/>https://cpske.github.io/ISP/assignment/week12/team</text:p>
      <text:p text:style-name="P25"/>
      <text:h text:style-name="Heading_20_1" text:outline-level="1">Week 13 <text:span text:style-name="T67">(9 Nov)</text:span></text:h>
      <text:p text:style-name="P25"/>
      <text:p text:style-name="P26"><text:span text:style-name="T68">3</text:span>. The <text:span text:style-name="T68">T</text:span>esting <text:span text:style-name="T68">P</text:span>yramid.</text:p>
      <text:p text:style-name="P26"><text:tab/>https://blog.testproject.io/2019/07/16/set-your-test-automation-goals/</text:p>
      <text:p text:style-name="P26"><text:span text:style-name="T68">5</text:span>. End to end testing using Selenium <text:span text:style-name="T4">(2018: in week 13)</text:span></text:p>
      <text:p text:style-name="P69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6"><text:tab/>https://selenium-python.readthedocs.io/</text:p>
      <text:p text:style-name="P49">Assignment</text:p>
      <text:p text:style-name="P25"><text:span text:style-name="T68">S</text:span>chedule a meeting with TA to review progress and project work products. Record feedback from TA in "summary" section of current iteration plan. <text:s/>If TA suggests any specific work, then you create issue(s) for it on Github. <text:s/>Also add to product or iteration backlog if it is substantial.</text:p>
      <text:p text:style-name="P47"/>
      <text:p text:style-name="P47"><text:soft-page-break/><text:span text:style-name="T68">Team </text:span>Assignment</text:p>
      <text:p text:style-name="P26">Add Installation instructions to project README. <text:s/>These instructions explain how to install and run your project locally, so that someone else can install and test your app on their computer. <text:s/></text:p>
      <text:p text:style-name="P26"><text:span text:style-name="T68">a) </text:span>Please use a virtualenv in your installation instructions. <text:span text:style-name="T68">Include a requirements.txt</text:span>. <text:s/></text:p>
      <text:p text:style-name="P26"><text:span text:style-name="T68">b) </text:span>You can use virtualenv or pipenv to manage your virtual environments.</text:p>
      <text:p text:style-name="P70">c) Include sample data that someone can import into your app to get started.</text:p>
      <text:p text:style-name="P70">d) <text:span text:style-name="T69">Include a sample .env or .config file for config variable. Name is something like </text:span><text:span text:style-name="T51">sample.env</text:span><text:span text:style-name="T69"> or </text:span><text:span text:style-name="T51">sample.config</text:span><text:span text:style-name="T69">.</text:span></text:p>
      <text:p text:style-name="P25"/>
      <text:h text:style-name="Heading_20_1" text:outline-level="1">Week 14 <text:span text:style-name="T67">(16 Nov)</text:span></text:h>
      <text:p text:style-name="P25"><text:span text:style-name="T70">*</text:span> 12-Factor app by Heroku.</text:p>
      <text:p text:style-name="P25"><text:span text:style-name="T70">*</text:span> Assignment: testing with Selenium</text:p>
      <text:p text:style-name="P25"><text:tab/>https://cpske.github.io/ISP/assignment/selenium/</text:p>
      <text:p text:style-name="P25"/>
      <text:h text:style-name="Heading_20_1" text:outline-level="1">Week 15 <text:span text:style-name="T67">(25 Nov)</text:span></text:h>
      <text:p text:style-name="P25">1. Review.</text:p>
      <text:p text:style-name="P25">2. Quiz on type inference and type hints, properties in Python.</text:p>
      <text:p text:style-name="P25">3. Assignment: second review with TA</text:p>
      <text:p text:style-name="P25">Schedule another project review with a TA.</text:p>
      <text:p text:style-name="P25">Try to meet with same TA as last review, since he will know what he already suggested your team do.</text:p>
      <text:p text:style-name="P25">i. Explain changes you've made to your process, implementation, deployment, etc., based on TA's previous feedback.</text:p>
      <text:p text:style-name="P25">ii. Summarize progress since last review.</text:p>
      <text:p text:style-name="P25">iii. Demo your work products.</text:p>
      <text:h text:style-name="P106" text:outline-level="1">TAs will offer new feedback and suggestions. As before, record these in the iteration summary, and add specific suggestions for work to issue tracker and product backlog</text:h>
      <text:h text:style-name="Heading_20_1" text:outline-level="1">Unscheduled</text:h>
      <text:p text:style-name="P55">Embrace and Learn from Mistakes</text:p>
      <text:p text:style-name="P55">- "Oops Wall" idea by David Horowitz, CEO of Retrium. <text:s/>Publish, celebrate, and learn from mistakes</text:p>
      <text:p text:style-name="P55">- <text:span text:style-name="T11">5 Keys to Critical Thinking</text:span> (book). <text:s/>One of the keys is "Make Mistakes"; how to use mistakes effectively.</text:p>
      <text:p text:style-name="P55"/>
      <text:p text:style-name="P59">TDD - "Telling" project (Tanapol, Tetach, Arisa, Patthaphon) is using TDD.</text:p>
      <text:p text:style-name="P59"><text:s text:c="10"/>- Tell everyone what is TDD. <text:s/>How do you do it?</text:p>
      <text:p text:style-name="P59"><text:s text:c="10"/>- What are the 3 rules of TDD?</text:p>
      <text:p text:style-name="P59"/>
      <text:p text:style-name="P59">Many Teams wrote iteration 1 goal is "user can create account and login".</text:p>
      <text:p text:style-name="P58">Is this the most important feature? <text:s/>Adds most value to project?</text:p>
      <text:h text:style-name="P129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soft-page-break/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8">In planning your project you need to decide what to do first. We will discuss this in class, but a practical, non-Agile approach would be:</text:p>
      <text:p text:style-name="P18">1. a planning and brain-storming meeting to discover and write down (in brief form) as many requirements as you can. This does not need to be complete. Requirements can be added and deleted later.</text:p>
      <text:p text:style-name="P18">2. Identify major risks. These are typically things you don't knowhow to implement or not sure your idea will work.</text:p>
      <text:p text:style-name="P18"><text:s text:c="4"/>- you want to mitigate these risks as soon as possible,</text:p>
      <text:p text:style-name="P18"><text:s text:c="6"/>by study and creating a proof-of-concept code.</text:p>
      <text:p text:style-name="P18">3. Decide what to do first. <text:s/>Craig Larman and the UP recommend choosing features based on:</text:p>
      <text:p text:style-name="P18"><text:s text:c="5"/>a) central to architecture of the app. <text:s/>These things force you</text:p>
      <text:p text:style-name="P18"><text:s text:c="7"/>to make some architectural design choices, so it's best to</text:p>
      <text:p text:style-name="P18"><text:s text:c="7"/>do them early. And easier to change, if need be.</text:p>
      <text:p text:style-name="P18"><text:s text:c="5"/>b) high "business" value. <text:s/>Important to customer.</text:p>
      <text:p text:style-name="P18"><text:s text:c="5"/>c) high risk.</text:p>
      <text:p text:style-name="P18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22"/>
      <text:p text:style-name="P22">3. Assignment: 1 user 1 vote</text:p>
      <text:p text:style-name="P22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4">1. Software Reviews</text:p>
      <text:p text:style-name="P24">2. Code Review Assignment</text:p>
      <text:p text:style-name="P24"><text:tab/>https://cpske.github.io/ISP/assignment/code-review/</text:p>
      <text:p text:style-name="P24">3. Iteration Plans, Review Checklist, and other project docs on Github</text:p>
      <text:p text:style-name="P24"><text:tab/>https://cpske.github.io/ISP/assignment/week12/team</text:p>
      <text:p text:style-name="P24">4. Quiz on writing UML for a given code</text:p>
      <text:p text:style-name="P24"/>
      <text:h text:style-name="Heading_20_2" text:outline-level="2">Week 13</text:h>
      <text:p text:style-name="P24">1. Properties and encapsulation</text:p>
      <text:p text:style-name="P24"/>
      <text:p text:style-name="P24">2. Static and dynamic type checking. </text:p>
      <text:p text:style-name="P24"><text:tab/>https://cpske.github.io/ISP/code-quality/Type-Checking.pdf</text:p>
      <text:p text:style-name="P24">3. Typing, type hints, and type checking in Python.</text:p>
      <text:p text:style-name="P24"><text:tab/>https://realpython.com/python-type-checking/</text:p>
      <text:p text:style-name="P24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4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4"/>
      <text:h text:style-name="Heading_20_2" text:outline-level="2">Week 14</text:h>
      <text:p text:style-name="P24">1. The testing pyramid.</text:p>
      <text:p text:style-name="P24"><text:soft-page-break/><text:tab/>https://blog.testproject.io/2019/07/16/set-your-test-automation-goals/</text:p>
      <text:p text:style-name="P24">2. End to end testing using Selenium <text:span text:style-name="T4">(2018: in week 13)</text:span></text:p>
      <text:p text:style-name="P28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4"><text:tab/>https://selenium-python.readthedocs.io/</text:p>
      <text:p text:style-name="P24">3. 12-Factor app by Heroku.</text:p>
      <text:p text:style-name="P24">4. Assignment: testing with Selenium</text:p>
      <text:p text:style-name="P24"><text:tab/>https://cpske.github.io/ISP/assignment/selenium/</text:p>
      <text:p text:style-name="P24"/>
      <text:h text:style-name="Heading_20_2" text:outline-level="2">Week 15</text:h>
      <text:p text:style-name="P24">1. Review.</text:p>
      <text:p text:style-name="P24">2. Quiz on type inference and type hints, properties in Python.</text:p>
      <text:p text:style-name="P24">3. Assignment: second review with TA</text:p>
      <text:p text:style-name="P24">Schedule another project review with a TA.</text:p>
      <text:p text:style-name="P24">Try to meet with same TA as last review, since he will know what he already suggested your team do.</text:p>
      <text:p text:style-name="P24">i. Explain changes you've made to your process, implementation, deployment, etc., based on TA's previous feedback.</text:p>
      <text:p text:style-name="P24">ii. Summarize progress since last review.</text:p>
      <text:p text:style-name="P24">iii. Demo your work products.</text:p>
      <text:p text:style-name="P24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23T14:32:34.005363876</dc:date>
    <meta:editing-duration>P2DT20H59M48S</meta:editing-duration>
    <meta:editing-cycles>65</meta:editing-cycles>
    <meta:generator>LibreOffice/6.0.7.3$Linux_X86_64 LibreOffice_project/00m0$Build-3</meta:generator>
    <meta:document-statistic meta:table-count="0" meta:image-count="0" meta:object-count="0" meta:page-count="17" meta:paragraph-count="548" meta:word-count="4060" meta:character-count="28120" meta:non-whitespace-character-count="23850"/>
  </office:meta>
</office:document-meta>
</file>